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8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c3efa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93117d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c0598e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684b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7862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9" style:family="graphic" style:parent-style-name="standard">
      <style:graphic-properties draw:stroke="dash" draw:stroke-dash="Dashed_20__28_var_29__20_7863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0" style:family="graphic" style:parent-style-name="standard">
      <style:graphic-properties draw:stroke="dash" draw:stroke-dash="Dashed_20__28_var_29__20_7864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38cm" fo:padding-top="0cm" fo:padding-bottom="0cm" fo:padding-left="0cm" fo:padding-right="0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7865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3" style:family="graphic" style:parent-style-name="standard">
      <style:graphic-properties draw:stroke="dash" draw:stroke-dash="Dashed_20__28_var_29__20_7866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4" style:family="graphic" style:parent-style-name="standard">
      <style:graphic-properties draw:stroke="dash" draw:stroke-dash="Dashed_20__28_var_29__20_7867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5" style:family="graphic" style:parent-style-name="standard">
      <style:graphic-properties draw:stroke="dash" draw:stroke-dash="Dashed_20__28_var_29__20_7868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7869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7870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8" style:family="graphic" style:parent-style-name="standard">
      <style:graphic-properties draw:stroke="dash" draw:stroke-dash="Dashed_20__28_var_29__20_7871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9" style:family="graphic" style:parent-style-name="standard">
      <style:graphic-properties draw:stroke="solid" svg:stroke-width="0.019cm" svg:stroke-color="#000000" draw:marker-start="Arrow_20_concave" draw:marker-start-width="0.18cm" draw:marker-start-center="false" draw:marker-end="Arrow_20_concave" draw:marker-end-width="0.18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0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14cm" fo:padding-top="0cm" fo:padding-bottom="0cm" fo:padding-left="0cm" fo:padding-right="0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ed_20__28_var_29__20_7872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2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75ab2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c3efa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93117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c0598e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loext:graphic-properties draw:fill="solid" draw:fill-color="#d684b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Lucida Sans Unicode" style:font-size-asian="8pt" style:font-style-asian="normal" style:font-weight-asian="normal" style:font-name-complex="Tahoma" style:font-size-complex="8pt" style:font-style-complex="normal" style:font-weight-complex="normal" style:text-emphasize="none" style:font-relief="none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Lucida Sans Unicode" style:font-size-asian="8pt" style:font-style-asian="normal" style:font-weight-asian="normal" style:font-name-complex="Tahoma" style:font-size-complex="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674cm" svg:height="0.409cm" svg:x="10.762cm" svg:y="15.164cm" svg:viewBox="0 0 1675 410" draw:points="303,410 1675,410 1376,0 0,0">
            <text:p/>
          </draw:polygon>
          <draw:rect draw:style-name="gr2" draw:text-style-name="P2" draw:layer="layout" svg:width="2.361cm" svg:height="0.708cm" svg:x="10.075cm" svg:y="15.574cm">
            <text:p/>
          </draw:rect>
          <draw:polygon draw:style-name="gr3" draw:text-style-name="P3" draw:layer="layout" svg:width="0.303cm" svg:height="1.097cm" svg:x="9.773cm" svg:y="15.187cm" svg:viewBox="0 0 304 1098" draw:points="4,0 0,695 295,1098 304,391">
            <text:p/>
          </draw:polygon>
          <draw:polygon draw:style-name="gr4" draw:text-style-name="P4" draw:layer="layout" svg:width="1.28cm" svg:height="0.404cm" svg:x="9.777cm" svg:y="14.169cm" svg:viewBox="0 0 1281 405" draw:points="293,405 0,0 970,2 1281,405">
            <text:p/>
          </draw:polygon>
          <draw:rect draw:style-name="gr5" draw:text-style-name="P5" draw:layer="layout" svg:width="0.989cm" svg:height="1.004cm" svg:x="10.077cm" svg:y="14.572cm">
            <text:p/>
          </draw:rect>
          <draw:polygon draw:style-name="gr6" draw:text-style-name="P6" draw:layer="layout" svg:width="0.3cm" svg:height="1.394cm" svg:x="9.773cm" svg:y="14.185cm" svg:viewBox="0 0 301 1395" draw:points="0,0 0,1007 301,1395 301,398">
            <text:p/>
          </draw:polygon>
          <draw:line draw:style-name="gr7" draw:text-style-name="P7" draw:layer="layout" svg:x1="10.072cm" svg:y1="15.581cm" svg:x2="10.068cm" svg:y2="16.289cm">
            <text:p/>
          </draw:line>
          <draw:line draw:style-name="gr7" draw:text-style-name="P7" draw:layer="layout" svg:x1="12.433cm" svg:y1="15.581cm" svg:x2="12.433cm" svg:y2="16.283cm">
            <text:p/>
          </draw:line>
          <draw:line draw:style-name="gr7" draw:text-style-name="P7" draw:layer="layout" svg:x1="10.074cm" svg:y1="15.578cm" svg:x2="12.427cm" svg:y2="15.576cm">
            <text:p/>
          </draw:line>
          <draw:line draw:style-name="gr7" draw:text-style-name="P7" draw:layer="layout" svg:x1="10.074cm" svg:y1="16.283cm" svg:x2="12.436cm" svg:y2="16.288cm">
            <text:p/>
          </draw:line>
          <draw:line draw:style-name="gr8" draw:text-style-name="P7" draw:layer="layout" svg:x1="9.775cm" svg:y1="15.177cm" svg:x2="9.77cm" svg:y2="15.876cm">
            <text:p/>
          </draw:line>
          <draw:line draw:style-name="gr9" draw:text-style-name="P7" draw:layer="layout" svg:x1="12.127cm" svg:y1="15.18cm" svg:x2="12.12cm" svg:y2="15.879cm">
            <text:p/>
          </draw:line>
          <draw:line draw:style-name="gr7" draw:text-style-name="P7" draw:layer="layout" svg:x1="11.054cm" svg:y1="15.17cm" svg:x2="12.134cm" svg:y2="15.173cm">
            <text:p/>
          </draw:line>
          <draw:line draw:style-name="gr10" draw:text-style-name="P7" draw:layer="layout" svg:x1="9.777cm" svg:y1="15.884cm" svg:x2="12.132cm" svg:y2="15.879cm">
            <text:p/>
          </draw:line>
          <draw:frame draw:style-name="gr11" draw:text-style-name="P9" draw:layer="layout" svg:width="0.796cm" svg:height="0.338cm" svg:x="9.888cm" svg:y="13.798cm">
            <draw:text-box>
              <text:p text:style-name="P8"><text:span text:style-name="T1">3 cm</text:span></text:p>
            </draw:text-box>
          </draw:frame>
          <draw:line draw:style-name="gr7" draw:text-style-name="P7" draw:layer="layout" svg:x1="10.074cm" svg:y1="14.579cm" svg:x2="10.074cm" svg:y2="15.587cm">
            <text:p/>
          </draw:line>
          <draw:line draw:style-name="gr7" draw:text-style-name="P7" draw:layer="layout" svg:x1="11.061cm" svg:y1="14.579cm" svg:x2="11.061cm" svg:y2="15.587cm">
            <text:p/>
          </draw:line>
          <draw:line draw:style-name="gr7" draw:text-style-name="P7" draw:layer="layout" svg:x1="10.074cm" svg:y1="14.579cm" svg:x2="11.063cm" svg:y2="14.579cm">
            <text:p/>
          </draw:line>
          <draw:line draw:style-name="gr12" draw:text-style-name="P7" draw:layer="layout" svg:x1="9.777cm" svg:y1="14.176cm" svg:x2="9.777cm" svg:y2="15.176cm">
            <text:p/>
          </draw:line>
          <draw:line draw:style-name="gr13" draw:text-style-name="P7" draw:layer="layout" svg:x1="10.753cm" svg:y1="14.176cm" svg:x2="10.753cm" svg:y2="15.176cm">
            <text:p/>
          </draw:line>
          <draw:line draw:style-name="gr7" draw:text-style-name="P7" draw:layer="layout" svg:x1="9.777cm" svg:y1="14.176cm" svg:x2="10.757cm" svg:y2="14.176cm">
            <text:p/>
          </draw:line>
          <draw:line draw:style-name="gr14" draw:text-style-name="P7" draw:layer="layout" svg:x1="9.777cm" svg:y1="15.176cm" svg:x2="11.057cm" svg:y2="15.17cm">
            <text:p/>
          </draw:line>
          <draw:line draw:style-name="gr7" draw:text-style-name="P7" draw:layer="layout" svg:x1="9.773cm" svg:y1="14.169cm" svg:x2="10.066cm" svg:y2="14.576cm">
            <text:p/>
          </draw:line>
          <draw:line draw:style-name="gr7" draw:text-style-name="P7" draw:layer="layout" svg:x1="10.748cm" svg:y1="14.176cm" svg:x2="11.061cm" svg:y2="14.57cm">
            <text:p/>
          </draw:line>
          <draw:line draw:style-name="gr15" draw:text-style-name="P7" draw:layer="layout" svg:x1="10.756cm" svg:y1="15.164cm" svg:x2="11.055cm" svg:y2="15.571cm">
            <text:p/>
          </draw:line>
          <draw:line draw:style-name="gr16" draw:text-style-name="P7" draw:layer="layout" svg:x1="9.777cm" svg:y1="15.184cm" svg:x2="10.076cm" svg:y2="15.591cm">
            <text:p/>
          </draw:line>
          <draw:line draw:style-name="gr17" draw:text-style-name="P7" draw:layer="layout" svg:x1="12.135cm" svg:y1="15.17cm" svg:x2="12.434cm" svg:y2="15.577cm">
            <text:p/>
          </draw:line>
          <draw:line draw:style-name="gr18" draw:text-style-name="P7" draw:layer="layout" svg:x1="12.135cm" svg:y1="15.886cm" svg:x2="12.434cm" svg:y2="16.293cm">
            <text:p/>
          </draw:line>
          <draw:line draw:style-name="gr19" draw:text-style-name="P7" draw:layer="layout" svg:x1="9.643cm" svg:y1="14.164cm" svg:x2="9.634cm" svg:y2="15.92cm">
            <text:p/>
          </draw:line>
          <draw:frame draw:style-name="gr20" draw:text-style-name="P9" draw:layer="layout" svg:width="1.101cm" svg:height="0.414cm" draw:transform="rotate (1.5707963267949) translate (9.161cm 15.56cm)">
            <draw:text-box>
              <text:p text:style-name="P8"><text:span text:style-name="T1">4,5 cm</text:span></text:p>
            </draw:text-box>
          </draw:frame>
          <draw:line draw:style-name="gr21" draw:text-style-name="P7" draw:layer="layout" svg:x1="9.77cm" svg:y1="15.886cm" svg:x2="10.067cm" svg:y2="16.293cm">
            <text:p/>
          </draw:line>
          <draw:frame draw:style-name="gr11" draw:text-style-name="P9" draw:layer="layout" svg:width="1.126cm" svg:height="0.338cm" svg:x="11.156cm" svg:y="14.803cm">
            <draw:text-box>
              <text:p text:style-name="P8"><text:span text:style-name="T1">3,2 cm</text:span></text:p>
            </draw:text-box>
          </draw:frame>
          <draw:ellipse draw:style-name="gr22" draw:text-style-name="P10" draw:layer="layout" svg:width="0.1cm" svg:height="0.101cm" svg:x="10.525cm" svg:y="14.528cm">
            <text:p/>
          </draw:ellipse>
          <draw:ellipse draw:style-name="gr22" draw:text-style-name="P10" draw:layer="layout" svg:width="0.1cm" svg:height="0.103cm" svg:x="10.525cm" svg:y="15.518cm">
            <text:p/>
          </draw:ellipse>
          <draw:ellipse draw:style-name="gr22" draw:text-style-name="P10" draw:layer="layout" svg:width="0.1cm" svg:height="0.101cm" svg:x="11.015cm" svg:y="15.029cm">
            <text:p/>
          </draw:ellipse>
          <draw:circle draw:style-name="gr22" draw:text-style-name="P10" draw:layer="layout" svg:width="0.101cm" svg:height="0.101cm" svg:x="10.026cm" svg:y="15.029cm">
            <text:p/>
          </draw:circle>
          <draw:circle draw:style-name="gr22" draw:text-style-name="P10" draw:layer="layout" svg:width="0.101cm" svg:height="0.101cm" svg:x="9.731cm" svg:y="14.678cm">
            <text:p/>
          </draw:circle>
          <draw:ellipse draw:style-name="gr22" draw:text-style-name="P10" draw:layer="layout" svg:width="0.098cm" svg:height="0.101cm" svg:x="9.877cm" svg:y="14.309cm">
            <text:p/>
          </draw:ellipse>
          <draw:ellipse draw:style-name="gr22" draw:text-style-name="P10" draw:layer="layout" svg:width="0.1cm" svg:height="0.101cm" svg:x="9.847cm" svg:y="15.287cm">
            <text:p/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7862" draw:display-name="Dashed (var) 7862" draw:style="rect" draw:dots1="1" draw:dots1-length="0.005cm" draw:dots2="1" draw:dots2-length="0.005cm" draw:distance="0.005cm"/>
    <draw:stroke-dash draw:name="Dashed_20__28_var_29__20_7863" draw:display-name="Dashed (var) 7863" draw:style="rect" draw:dots1="1" draw:dots1-length="0.005cm" draw:dots2="1" draw:dots2-length="0.005cm" draw:distance="0.005cm"/>
    <draw:stroke-dash draw:name="Dashed_20__28_var_29__20_7864" draw:display-name="Dashed (var) 7864" draw:style="rect" draw:dots1="1" draw:dots1-length="0.005cm" draw:dots2="1" draw:dots2-length="0.005cm" draw:distance="0.005cm"/>
    <draw:stroke-dash draw:name="Dashed_20__28_var_29__20_7865" draw:display-name="Dashed (var) 7865" draw:style="rect" draw:dots1="1" draw:dots1-length="0.005cm" draw:dots2="1" draw:dots2-length="0.005cm" draw:distance="0.005cm"/>
    <draw:stroke-dash draw:name="Dashed_20__28_var_29__20_7866" draw:display-name="Dashed (var) 7866" draw:style="rect" draw:dots1="1" draw:dots1-length="0.005cm" draw:dots2="1" draw:dots2-length="0.005cm" draw:distance="0.005cm"/>
    <draw:stroke-dash draw:name="Dashed_20__28_var_29__20_7867" draw:display-name="Dashed (var) 7867" draw:style="rect" draw:dots1="1" draw:dots1-length="0.005cm" draw:dots2="1" draw:dots2-length="0.005cm" draw:distance="0.005cm"/>
    <draw:stroke-dash draw:name="Dashed_20__28_var_29__20_7868" draw:display-name="Dashed (var) 7868" draw:style="rect" draw:dots1="1" draw:dots1-length="0.005cm" draw:dots2="1" draw:dots2-length="0.005cm" draw:distance="0.005cm"/>
    <draw:stroke-dash draw:name="Dashed_20__28_var_29__20_7869" draw:display-name="Dashed (var) 7869" draw:style="rect" draw:dots1="1" draw:dots1-length="0.005cm" draw:dots2="1" draw:dots2-length="0.005cm" draw:distance="0.005cm"/>
    <draw:stroke-dash draw:name="Dashed_20__28_var_29__20_7870" draw:display-name="Dashed (var) 7870" draw:style="rect" draw:dots1="1" draw:dots1-length="0.005cm" draw:dots2="1" draw:dots2-length="0.005cm" draw:distance="0.005cm"/>
    <draw:stroke-dash draw:name="Dashed_20__28_var_29__20_7871" draw:display-name="Dashed (var) 7871" draw:style="rect" draw:dots1="1" draw:dots1-length="0.005cm" draw:dots2="1" draw:dots2-length="0.005cm" draw:distance="0.005cm"/>
    <draw:stroke-dash draw:name="Dashed_20__28_var_29__20_7872" draw:display-name="Dashed (var) 7872" draw:style="rect" draw:dots1="1" draw:dots1-length="0.005cm" draw:dots2="1" draw:dots2-length="0.005cm" draw:distance="0.0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0:40:31.244418700</meta:creation-date>
    <dc:date>2018-05-18T10:41:02.645412060</dc:date>
    <meta:editing-duration>PT33S</meta:editing-duration>
    <meta:editing-cycles>1</meta:editing-cycles>
    <meta:document-statistic meta:object-count="40"/>
    <meta:generator>LibreOffice/6.0.0.3$MacOSX_X86_64 LibreOffice_project/64a0f66915f38c6217de274f0aa8e15618924765</meta:generator>
  </office:meta>
</office:document-meta>
</file>